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6400000081787F9D78C.jpg" manifest:media-type="image/jpeg"/>
  <manifest:file-entry manifest:full-path="Pictures/10000000000002FD000003DEB6DFFA0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1cm" fo:margin-right="1cm" fo:text-indent="1cm" style:auto-text-indent="false"/>
    </style:style>
    <style:style style:name="P2" style:family="paragraph" style:parent-style-name="Standard">
      <style:paragraph-properties fo:margin-left="1cm" fo:margin-right="1cm" fo:text-align="justify" style:justify-single-word="false" fo:text-indent="1cm" style:auto-text-indent="false"/>
    </style:style>
    <style:style style:name="P3" style:family="paragraph" style:parent-style-name="Standard">
      <style:paragraph-properties fo:margin-left="1cm" fo:margin-right="1cm" fo:text-align="center" style:justify-single-word="false" fo:text-indent="1cm" style:auto-text-indent="false"/>
    </style:style>
    <style:style style:name="P4" style:family="paragraph" style:parent-style-name="Standard">
      <style:paragraph-properties fo:margin-left="1cm" fo:margin-right="1cm" fo:text-align="justify" style:justify-single-word="false" fo:text-indent="1cm" style:auto-text-indent="false"/>
      <style:text-properties fo:font-weight="bold" style:font-weight-asian="bold" style:font-weight-complex="bold"/>
    </style:style>
    <style:style style:name="T1" style:family="text">
      <style:text-properties officeooo:rsid="001faebe"/>
    </style:style>
    <style:style style:name="T2" style:family="text">
      <style:text-properties fo:font-weight="bold" style:font-weight-asian="bold" style:font-weight-complex="bold"/>
    </style:style>
    <style:style style:name="T3" style:family="text">
      <style:text-properties fo:font-weight="bold" officeooo:rsid="001faebe"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4">Presente.- </text:p>
      <text:p text:style-name="P2"/>
      <text:p text:style-name="P2"/>
      <text:p text:style-name="P2"><text:s text:c="8"/>Reciba un cordial saludo en nombre del comité organizador del <text:span text:style-name="T2">Festival Latinoamericano de Instalación de Software Libre – FLISoL 201</text:span><text:span text:style-name="T3">6</text:span> y de todo el personal que contribuye en la organización de este evento</text:p>
      <text:p text:style-name="P2"/>
      <text:p text:style-name="P2"><text:s text:c="8"/>Nos dirigimos a usted en la oportunidad de hacer de su conocimiento que los Bachilleres: <text:span text:style-name="T3">XXXXXX</text:span> Asistieron al Festival realizado el Sábado <text:span text:style-name="T1">23</text:span> de Abril del año en curso, que se realizó en las instalaciones de la Universidad <text:span text:style-name="T3">XXXXXX.</text:span></text:p>
      <text:p text:style-name="P2"/>
      <text:p text:style-name="P2"><text:s text:c="8"/>Aprovechamos la oportunidad para recordarle que entre los principales objetivos del FLISoL se encuentra la articulación social del conocimiento libre, para lo cual se hace una selección importante de expertos nacionales e internacionales en el uso y desarrollo de Software Libre, a la par de una convocatoria de participantes interesados en la apropiación social del conocimiento libre, para así ofrecer a través de un ciclo de ponencias, talleres, instalaciones y demostraciones, una muestra integral del Sistema Operativo GNU/Linux, los procesos sociales y tecnológicos que sustentan al Software Libre, en conjunto con la implementación, características y posibilidades de este modelo tecnológico ofrece. </text:p>
      <text:p text:style-name="P2"/>
      <text:p text:style-name="P2"><text:s text:c="8"/>Del mismo modo le notificamos que si desea enviar cualquier observación referente a esta información, todo el equipo queda a su completa disposición.</text:p>
      <text:p text:style-name="P2"/>
      <text:p text:style-name="P2"><text:s text:c="8"/>Sin nada más a que hacer referencia, se despide de usted,</text:p>
      <text:p text:style-name="P2"/>
      <text:p text:style-name="P1"/>
      <text:p text:style-name="P1"/>
      <text:p text:style-name="P1"/>
      <text:p text:style-name="P1"/>
      <text:p text:style-name="P1"/>
      <text:p text:style-name="P3">Atentamente</text:p>
      <text:p text:style-name="P3">Coordinación- FLISoL 201<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2FD000003DEB6DFFA04.png" xlink:type="simple" xlink:show="embed" xlink:actuate="onLoad"/>
    <draw:fill-image draw:name="flisol16-membrete" xlink:href="Pictures/10000000000006400000081787F9D78C.jp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VE"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101cm" fo:margin-bottom="0.101cm" fo:margin-left="0.101cm" fo:margin-right="0.101cm" style:writing-mode="lr-tb" draw:fill="bitmap" draw:fill-image-name="flisol16-membrete" style:repeat="stretch" draw:fill-image-ref-point="top-left" style:footnote-max-height="0cm">
        <style:background-image xlink:href="Pictures/10000000000006400000081787F9D78C.jpg"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
      </style:header>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1-30T11:38:22</meta:creation-date>
    <dc:date>2015-11-28T20:03:17.593305107</dc:date>
    <meta:editing-duration>PT5M52S</meta:editing-duration>
    <meta:editing-cycles>4</meta:editing-cycles>
    <meta:generator>LibreOffice/4.4.5.2$Linux_X86_64 LibreOffice_project/40$Build-2</meta:generator>
    <meta:document-statistic meta:table-count="0" meta:image-count="0" meta:object-count="0" meta:page-count="1" meta:paragraph-count="8" meta:word-count="211" meta:character-count="1434" meta:non-whitespace-character-count="1188"/>
  </office:meta>
</office:document-meta>
</file>